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6a0a2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155ca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officeooo:rsid="000155ca" officeooo:paragraph-rsid="0005c7b1"/>
    </style:style>
    <style:style style:name="P4" style:family="paragraph" style:parent-style-name="Standard">
      <style:paragraph-properties fo:margin-top="0cm" fo:margin-bottom="0cm" loext:contextual-spacing="false"/>
      <style:text-properties style:font-name="Calibri" fo:font-size="11pt" officeooo:rsid="000155ca" officeooo:paragraph-rsid="000155ca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/>
      <style:text-properties style:font-name="Calibri" fo:font-size="11pt" officeooo:rsid="0005f17c" officeooo:paragraph-rsid="0005c7b1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style:use-window-font-color="true" style:font-name="Calibri" fo:font-size="11pt" officeooo:rsid="000155ca" officeooo:paragraph-rsid="0005c7b1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/>
      <style:text-properties fo:color="#008000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9" style:family="paragraph" style:parent-style-name="Standard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5c7b1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0" style:family="paragraph" style:parent-style-name="Standard_7e_LT_7e_Gliederung_20_1">
      <style:paragraph-properties fo:margin-top="0cm" fo:margin-bottom="0cm" loext:contextual-spacing="false"/>
      <style:text-properties fo:color="#008000" style:font-name="Calibri" fo:font-size="11pt" officeooo:rsid="000334a6" officeooo:paragraph-rsid="000334a6" style:font-size-asian="11pt" style:font-size-complex="11pt"/>
    </style:style>
    <style:style style:name="P11" style:family="paragraph" style:parent-style-name="Standard_7e_LT_7e_Gliederung_20_1">
      <style:paragraph-properties fo:margin-top="0cm" fo:margin-bottom="0cm" loext:contextual-spacing="false"/>
      <style:text-properties style:use-window-font-color="true" style:font-name="Calibri" fo:font-size="11pt" officeooo:rsid="000334a6" officeooo:paragraph-rsid="000334a6" style:font-size-asian="11pt" style:font-size-complex="11pt"/>
    </style:style>
    <style:style style:name="P12" style:family="paragraph" style:parent-style-name="Standard_7e_LT_7e_Gliederung_20_1">
      <style:paragraph-properties fo:margin-top="0cm" fo:margin-bottom="0cm" loext:contextual-spacing="fals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officeooo:rsid="000334a6" officeooo:paragraph-rsid="000334a6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T1" style:family="text">
      <style:text-properties officeooo:rsid="00232872"/>
    </style:style>
    <style:style style:name="T2" style:family="text">
      <style:text-properties fo:color="#ff0000"/>
    </style:style>
    <style:style style:name="T3" style:family="text">
      <style:text-properties fo:color="#ff0000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fo:color="#0000ff"/>
    </style:style>
    <style:style style:name="T5" style:family="text">
      <style:text-properties fo:color="#0000ff" style:text-outline="false" style:text-line-through-style="none" style:text-line-through-type="none" fo:font-style="normal" fo:text-shadow="none" style:text-underline-style="none" fo:font-weight="normal" style:letter-kerning="true" style:font-name-asian="Tahoma" style:font-style-asian="normal" style:font-weight-asian="normal" style:font-name-complex="Arial1" style:text-emphasize="none"/>
    </style:style>
    <style:style style:name="T6" style:family="text">
      <style:text-properties fo:color="#0000ff" style:text-outline="false" style:text-line-through-style="none" style:text-line-through-typ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officeooo:rsid="000334a6"/>
    </style:style>
    <style:style style:name="T8" style:family="text">
      <style:text-properties fo:color="#999999"/>
    </style:style>
    <style:style style:name="T9" style:family="text">
      <style:text-properties officeooo:rsid="0005f17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ample<text:span text:style-name="T7">2</text:span>-1.vbs</text:p>
      <text:p text:style-name="P6"/>
      <text:p text:style-name="P11"><text:span text:style-name="T4">Dim</text:span> answer, number</text:p>
      <text:p text:style-name="P11">Number = CInt(InputBox(<text:span text:style-name="T8">"Please enter a number"</text:span>))</text:p>
      <text:p text:style-name="P11"/>
      <text:p text:style-name="P10">'We assign the result of the comparison number = 5 to the variable answer</text:p>
      <text:p text:style-name="P11">answer = number = <text:span text:style-name="T2">5</text:span></text:p>
      <text:p text:style-name="P11"/>
      <text:p text:style-name="P11"><text:span text:style-name="T5">if</text:span> answer <text:span text:style-name="T5">then</text:span></text:p>
      <text:p text:style-name="P11"><text:s text:c="2"/>MsgBox <text:span text:style-name="T8">"You entered 5"</text:span></text:p>
      <text:p text:style-name="P12">else</text:p>
      <text:p text:style-name="P11"><text:s text:c="2"/>MsgBox <text:span text:style-name="T8">"You entered a number different from 5"</text:span></text:p>
      <text:p text:style-name="P11"><text:span text:style-name="T5">end</text:span> <text:span text:style-name="T5">if</text:span></text:p>
      <text:p text:style-name="P4"/>
      <text:p text:style-name="P4">–---------------------------------------------------------------------------------------------------------------------------------------------</text:p>
      <text:p text:style-name="P4"/>
      <text:p text:style-name="P3">Example<text:span text:style-name="T7">2</text:span>-<text:span text:style-name="T9">2</text:span>.vbs</text:p>
      <text:p text:style-name="P7"/>
      <text:p text:style-name="P5"><text:span text:style-name="T6">Dim</text:span> firstNumber, secondNumber</text:p>
      <text:p text:style-name="P5"/>
      <text:p text:style-name="P5">firstNumber = <text:span text:style-name="T6">CInt</text:span>(InputBox(<text:span text:style-name="T8">"Enter the first number:"</text:span>))</text:p>
      <text:p text:style-name="P5">secondNumber = <text:span text:style-name="T6">CInt</text:span>(InputBox(<text:span text:style-name="T8">"Enter the second number:"</text:span>))</text:p>
      <text:p text:style-name="P5"/>
      <text:p text:style-name="P8">' Same as If firstNumber &lt;&gt; 5 Then</text:p>
      <text:p text:style-name="P5"><text:span text:style-name="T6">If</text:span> <text:span text:style-name="T6">Not</text:span> firstNumber = <text:span text:style-name="T3">5</text:span> <text:span text:style-name="T6">Then</text:span></text:p>
      <text:p text:style-name="P5"><text:s text:c="2"/>MsgBox <text:span text:style-name="T8">"First number is not 5"</text:span></text:p>
      <text:p text:style-name="P5"><text:span text:style-name="T6">End</text:span> <text:span text:style-name="T6">If</text:span></text:p>
      <text:p text:style-name="P5"/>
      <text:p text:style-name="P5"><text:span text:style-name="T6">If</text:span> firstNumber = <text:span text:style-name="T3">5 </text:span><text:span text:style-name="T6">And</text:span> secondNumber = <text:span text:style-name="T3">5</text:span> <text:span text:style-name="T6">Then</text:span></text:p>
      <text:p text:style-name="P8"><text:s text:c="2"/>'If branch</text:p>
      <text:p text:style-name="P5"><text:s text:c="2"/>MsgBox <text:span text:style-name="T8">"Both numbers equal 5"</text:span></text:p>
      <text:p text:style-name="P5"><text:span text:style-name="T6">ElseIf</text:span> firstNumber = <text:span text:style-name="T3">5</text:span> <text:span text:style-name="T6">Or</text:span> secondNumber =<text:span text:style-name="T3"> 5</text:span> <text:span text:style-name="T6">Then</text:span></text:p>
      <text:p text:style-name="P8"><text:s text:c="2"/>'ElseIf branch</text:p>
      <text:p text:style-name="P5"><text:s text:c="2"/>MsgBox <text:span text:style-name="T8">"At least one number equals 5"</text:span></text:p>
      <text:p text:style-name="P9">Else</text:p>
      <text:p text:style-name="P8"><text:s text:c="2"/>'Else branch</text:p>
      <text:p text:style-name="P5"><text:s text:c="2"/>MsgBox <text:span text:style-name="T8">"None of the numbers equals 5"</text:span></text:p>
      <text:p text:style-name="P5"><text:span text:style-name="T6">End</text:span> <text:span text:style-name="T6">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orphans="2" fo:widows="2" style:writing-mode="lr-tb"/>
      <style:text-properties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6a0a2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7-08-07T21:38:26.602000000</dc:date>
    <meta:editing-duration>PT1M55S</meta:editing-duration>
    <meta:editing-cycles>6</meta:editing-cycles>
    <meta:generator>LibreOffice/5.1.2.2$Windows_x86 LibreOffice_project/d3bf12ecb743fc0d20e0be0c58ca359301eb705f</meta:generator>
    <meta:document-statistic meta:table-count="0" meta:image-count="1" meta:object-count="0" meta:page-count="1" meta:paragraph-count="31" meta:word-count="148" meta:character-count="1073" meta:non-whitespace-character-count="890"/>
  </office:meta>
</office:document-meta>
</file>